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office:automatic-styles>
  <office:body>
    <office:text>
      <text:p text:style-name="P1"><text:span text:style-name="T1">Week3-02:</text:span></text:p>
      <text:p text:style-name="P1"><text:span text:style-name="T1">ROLL NO: 241801278</text:span></text:p>
      <text:p text:style-name="P1"><text:span text:style-name="T1">NAME: Sudiksha S</text:span></text:p>
      <text:p text:style-name="P1"><text:span text:style-name="T1">Q1) Write a program that determines the name of a shape from its number of sides.Read the number of sides from the user and then report the appropriate name as part of a meaningful message.Your program should support shapes with anywhere from 3 upto(and including) 10 sides.If a number of sides opposite of this range is entered then your program should display an appropriate error message.</text:span></text:p>
      <text:p text:style-name="P1"><text:span text:style-name="T1">Sample Input 1</text:span></text:p>
      <text:p text:style-name="P1"><text:span text:style-name="T1">3</text:span></text:p>
      <text:p text:style-name="P1"><text:span text:style-name="T1">Sample Output 1</text:span></text:p>
      <text:p text:style-name="P1"><text:span text:style-name="T1">Triangle</text:span></text:p>
      <text:p text:style-name="P1"><text:span text:style-name="T1">Sample Input 2</text:span></text:p>
      <text:p text:style-name="P1"><text:span text:style-name="T1">7</text:span></text:p>
      <text:p text:style-name="P1"><text:span text:style-name="T1">Sample Output 2</text:span></text:p>
      <text:p text:style-name="P1"><text:span text:style-name="T1">Heptagon</text:span></text:p>
      <text:p text:style-name="P1"><text:span text:style-name="T1">Sample Input 3</text:span></text:p>
      <text:p text:style-name="P1"><text:span text:style-name="T1">11</text:span></text:p>
      <text:p text:style-name="P1"><text:span text:style-name="T1">Sample Output 3</text:span></text:p>
      <text:p text:style-name="P1"><text:span text:style-name="T1">The number of sides is not supported</text:span></text:p>
      <text:p text:style-name="P2"><draw:frame text:anchor-type="as-char" svg:width="152.40mm" svg:height="85.73mm" style:rel-width="scale" style:rel-height="scale"><draw:object-ole xlink:href="OleObj1"/><draw:image xlink:href="ObjectReplacements/OleObj1"/></draw:frame><text:span text:style-name="T2"/></text:p>
      <text:p text:style-name="P2"><draw:frame text:anchor-type="as-char" svg:width="152.40mm" svg:height="85.73mm" style:rel-width="scale" style:rel-height="scale"><draw:object-ole xlink:href="OleObj2"/><draw:image xlink:href="ObjectReplacements/OleObj2"/></draw:frame><text:span text:style-name="T2"/></text:p>
      <text:p text:style-name="P2"><draw:frame text:anchor-type="as-char" svg:width="152.40mm" svg:height="85.73mm" style:rel-width="scale" style:rel-height="scale"><draw:object-ole xlink:href="OleObj3"/><draw:image xlink:href="ObjectReplacements/OleObj3"/></draw:frame><text:span text:style-name="T2"/></text:p>
      <text:p text:style-name="P2"><text:span text:style-name="T3">Q2) The chinese zodiac assigns animals to years in a 12-year cycle. One 12-year cycle is shown in the table below. The pattern repeats from there,with 2012 being another year of the Dragon,and 1999 being another year of the Hare.</text:span></text:p>
      <text:p text:style-name="P2"><text:span text:style-name="T3">Year<text:s text:c="7"/>Animal</text:span></text:p>
      <text:p text:style-name="P2"><text:span text:style-name="T3">2000<text:s text:c="7"/>Dragon</text:span></text:p>
      <text:p text:style-name="P2"><text:span text:style-name="T3">2001<text:s text:c="7"/>Snake</text:span></text:p>
      <text:p text:style-name="P2"><text:span text:style-name="T3">2002<text:s text:c="7"/>Horse</text:span></text:p>
      <text:p text:style-name="P2"><text:span text:style-name="T3">2003<text:tab/>Sheep</text:span></text:p>
      <text:p text:style-name="P2"><text:span text:style-name="T3">2004<text:tab/>Monkey</text:span></text:p>
      <text:p text:style-name="P2"><text:span text:style-name="T3">2005<text:tab/>Rooster</text:span></text:p>
      <text:p text:style-name="P2"><text:span text:style-name="T3">2006<text:tab/>Dog</text:span></text:p>
      <text:p text:style-name="P2"><text:span text:style-name="T3">2007<text:tab/>Pig</text:span></text:p>
      <text:p text:style-name="P2"><text:span text:style-name="T3">2008<text:tab/>Rat</text:span></text:p>
      <text:p text:style-name="P2"><text:span text:style-name="T3">2009<text:tab/>Ox</text:span></text:p>
      <text:p text:style-name="P2"><text:span text:style-name="T3">2010<text:tab/>Tiger</text:span></text:p>
      <text:p text:style-name="P2"><text:span text:style-name="T3">2011<text:tab/>Hare</text:span></text:p>
      <text:p text:style-name="P2"><text:span text:style-name="T3">Write a program that reads a year from the user and displays the animal associated with that year.Your program should work correctly for any year greater than or equal to zero,not just the ones listed in the table.</text:span></text:p>
      <text:p text:style-name="P2"><text:span text:style-name="T3">Sample Input 1</text:span></text:p>
      <text:p text:style-name="P2"><text:span text:style-name="T3">2004</text:span></text:p>
      <text:p text:style-name="P2"><text:span text:style-name="T3">Sample Output 1</text:span></text:p>
      <text:p text:style-name="P2"><text:span text:style-name="T3">Monkey</text:span></text:p>
      <text:p text:style-name="P2"><text:span text:style-name="T3">Sample Input 2</text:span></text:p>
      <text:p text:style-name="P2"><text:span text:style-name="T3">2010</text:span></text:p>
      <text:p text:style-name="P2"><text:span text:style-name="T3">Sample Output 2</text:span></text:p>
      <text:p text:style-name="P2"><text:span text:style-name="T3">Tiger</text:span></text:p>
      <text:p text:style-name="P2"><text:span text:style-name="T3">ROLL NO:241801278</text:span></text:p>
      <text:p text:style-name="P2"><text:span text:style-name="T3">NAME:Sudiksha S</text:span></text:p>
      <text:p text:style-name="P2"><draw:frame text:anchor-type="as-char" svg:width="152.40mm" svg:height="85.73mm" style:rel-width="scale" style:rel-height="scale"><draw:object-ole xlink:href="OleObj4"/><draw:image xlink:href="ObjectReplacements/OleObj4"/></draw:frame><text:span text:style-name="T4"/></text:p>
      <text:p text:style-name="P2"><text:span text:style-name="T5">Q3) Write a program that reads a position from the user.Use an if statement to determine if the column begins with a black square or a white square.Then use modular arithmetic to report the colour of the square in that row.For example,if the user enters a1 then your program should report that the square is black.If the user enters d5 then your program should report that the square is white. Your program may assume that a valid position will always be entered.It does not need to perform any error checking.</text:span></text:p>
      <text:p text:style-name="P2"><text:span text:style-name="T5">Sample Input 1</text:span></text:p>
      <text:p text:style-name="P2"><text:span text:style-name="T5">a 1</text:span></text:p>
      <text:p text:style-name="P2"><text:span text:style-name="T5">Sample Output 1</text:span></text:p>
      <text:p text:style-name="P2"><text:span text:style-name="T5">The square is black.</text:span></text:p>
      <text:p text:style-name="P2"><text:span text:style-name="T5">Sample Input 2</text:span></text:p>
      <text:p text:style-name="P2"><text:span text:style-name="T5">d 5</text:span></text:p>
      <text:p text:style-name="P2"><text:span text:style-name="T5">Sample Output 2</text:span></text:p>
      <text:p text:style-name="P2"><text:span text:style-name="T5">The square is white.</text:span></text:p>
      <text:p text:style-name="P2"><text:span text:style-name="T5">ROLL NO:241801278</text:span></text:p>
      <text:p text:style-name="P2"><text:span text:style-name="T5">NAME: Sudiksha S </text:span></text:p>
      <text:p text:style-name="P2"><draw:frame text:anchor-type="as-char" svg:width="152.40mm" svg:height="85.73mm" style:rel-width="scale" style:rel-height="scale"><draw:object-ole xlink:href="OleObj5"/><draw:image xlink:href="ObjectReplacements/OleObj5"/></draw:frame><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3"><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